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8pt" officeooo:rsid="000cb170" officeooo:paragraph-rsid="000cb170" style:font-size-asian="8pt" style:font-size-complex="8pt"/>
    </style:style>
    <style:style style:name="P2" style:family="paragraph" style:parent-style-name="Standard">
      <style:text-properties style:font-name="Arial1" fo:font-size="8pt" fo:font-weight="bold" officeooo:rsid="000cb170" officeooo:paragraph-rsid="000cb170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Arial1" fo:font-size="8pt" fo:font-weight="bold" officeooo:rsid="000cb170" officeooo:paragraph-rsid="000d60dc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Arial1" fo:font-size="8pt" fo:font-weight="normal" officeooo:rsid="000cb170" officeooo:paragraph-rsid="000cb170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1" fo:font-size="8pt" fo:font-weight="normal" officeooo:rsid="000cb170" officeooo:paragraph-rsid="000d60dc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stawy bioinformatyki – 14.12.2024 test</text:p>
      <text:p text:style-name="P1"/>
      <text:p text:style-name="P1">Co to jest genom? (1 punkt) </text:p>
      <text:p text:style-name="P1">a.Nazwa dla kompleksu białkowo-RNA znajdującego się w mitochondriach. </text:p>
      <text:p text:style-name="P1">b.Typ białka odpowiedzialnego za transkrypcję DNA. </text:p>
      <text:p text:style-name="P1">c.Struktura komórkowa zawierająca wszystkie cząsteczki białek w komórce. </text:p>
      <text:p text:style-name="P2">d.Kompletny zestaw instrukcji potrzebnych do zbudowania i utrzymania żywego organizmu, zakodowany w DNA. </text:p>
      <text:p text:style-name="P1"/>
      <text:p text:style-name="P1">Który z poniższych procesów NIE jest bezpośrednio związany z DNA? (1 punkt) </text:p>
      <text:p text:style-name="P1">a.Replikacja </text:p>
      <text:p text:style-name="P1">b.Transkrypcja </text:p>
      <text:p text:style-name="P1">c.Rekombinacja genetyczna </text:p>
      <text:p text:style-name="P2">d.Translacja </text:p>
      <text:p text:style-name="P4"/>
      <text:p text:style-name="P4">Co było wyjątkowym wyzwaniem w Human Genome Project pod względem przetwarzania danych? (1 punkt) </text:p>
      <text:p text:style-name="P2">a.Zarządzanie i analiza ogromnych ilości danych sekwencyjnych. </text:p>
      <text:p text:style-name="P4">b.Mała ilość danych do analizy. </text:p>
      <text:p text:style-name="P4">c.Potrzeba opracowania metod sztucznej inteligencji do analizy danych. </text:p>
      <text:p text:style-name="P4">d.Brak odpowiednich narzędzi do wizualizacji danych genetycznych. </text:p>
      <text:p text:style-name="P4"/>
      <text:p text:style-name="P4">Która z poniższych metod jest wykorzystywana do porównywania sekwencji genetycznych? (1 punkt) </text:p>
      <text:p text:style-name="P4">a. Elektroforeza żelowa </text:p>
      <text:p text:style-name="P4">b. Mikroskopia fluorescencyjna </text:p>
      <text:p text:style-name="P2">c. Algorytm Smitha-Watermana</text:p>
      <text:p text:style-name="P4">d.PCR (Reakcja łańcuchowa polimerazy </text:p>
      <text:p text:style-name="P4"/>
      <text:p text:style-name="P4">Jakie jest główne zastosowanie bioinformatyki w medycynie? (1 punkt) </text:p>
      <text:p text:style-name="P2">a.Identyfikacja nowych celów terapeutycznych i opracowywanie leków. </text:p>
      <text:p text:style-name="P4">b.Analiza danych finansowych w placówkach opieki zdrowotnej. </text:p>
      <text:p text:style-name="P4">c.Rozwój nowych gier komputerowych o tematyce medycznej. </text:p>
      <text:p text:style-name="P4">d.Automatyzacja procesów administracyjnych w szpitalach. </text:p>
      <text:p text:style-name="P4"/>
      <text:p text:style-name="P4">Który język programowania jest najczęściej używany w bioinformatyce? (1 punkt) </text:p>
      <text:p text:style-name="P4">a.C++ </text:p>
      <text:p text:style-name="P4">b.JavaScript </text:p>
      <text:p text:style-name="P2">c.Python</text:p>
      <text:p text:style-name="P4">d.Java </text:p>
      <text:p text:style-name="P4"/>
      <text:p text:style-name="P5">Co to jest mikromacierz DNA? (1 punkt) </text:p>
      <text:p text:style-name="P3">a.Technologia do jednoczesnej analizy ekspresji tysięcy genów. </text:p>
      <text:p text:style-name="P5">b.Urządzenie do sekwencjonowania DNA. </text:p>
      <text:p text:style-name="P5">c.Narzędzie do obserwacji mutacji DNA w pojedynczych komórkach. </text:p>
      <text:p text:style-name="P5">d.Metoda edycji genów. </text:p>
      <text:p text:style-name="P5"/>
      <text:p text:style-name="P5">Kto jest powszechnie uznawany za wynalazcę metody sekwencjonowania DNA? (1 punkt) </text:p>
      <text:p text:style-name="P5">a.Rosalind Franklin </text:p>
      <text:p text:style-name="P5">b.James Watson </text:p>
      <text:p text:style-name="P3">c.Frederick Sanger </text:p>
      <text:p text:style-name="P5">d.Craig Venter </text:p>
      <text:p text:style-name="P5"/>
      <text:p text:style-name="P5">Która z poniższych cząsteczek jest bezpośrednio odpowiedzialna za syntezę białek? (1 punkt) </text:p>
      <text:p text:style-name="P3">a.mRNA </text:p>
      <text:p text:style-name="P5">b.tRNA </text:p>
      <text:p text:style-name="P5">c.DNA </text:p>
      <text:p text:style-name="P5">d.rRNA </text:p>
      <text:p text:style-name="P5"/>
      <text:p text:style-name="P5">Jakie jest zastosowanie sieci neuronowych i sztucznej inteligencji w bioinformatyce? (1 punkt) </text:p>
      <text:p text:style-name="P5">a.Do identyfikacji gatunków na podstawie danych morfologicznych. </text:p>
      <text:p text:style-name="P5">b.Do automatyzacji procesów chemicznych w laboratorium. </text:p>
      <text:p text:style-name="P5">c.Do bezpośredniego sekwencjonowania DNA bez użycia enzymów. </text:p>
      <text:p text:style-name="P5"><text:span text:style-name="T1">d.Do przewidywania struktury trzeciorzędowej białek na podstawie ich sekwencji aminokwasów.</text:span> </text:p>
      <text:p text:style-name="P5"/>
      <text:p text:style-name="P5">Jaka była jedna z głównych korzyści wynikających z zakończenia Human Genome Project? (1 punkt) </text:p>
      <text:p text:style-name="P5">a.Natychmiastowe zrozumienie wszystkich funkcji białek ludzkich. </text:p>
      <text:p text:style-name="P5">b.Rozwój sztucznej inteligencji. </text:p>
      <text:p text:style-name="P3">c.Znaczne przyspieszenie w odkrywaniu nowych leków. </text:p>
      <text:p text:style-name="P5">d.Całkowite wyeliminowanie chorób genetycznych. </text:p>
      <text:p text:style-name="P5"/>
      <text:p text:style-name="P5">Który z poniższych formatów plików jest standardem w przechowywaniu danych o sekwencjach nukleotydowych? (1 punkt) </text:p>
      <text:p text:style-name="P5">a.DNA </text:p>
      <text:p text:style-name="P3">b.FASTA </text:p>
      <text:p text:style-name="P5">c.CSV </text:p>
      <text:p text:style-name="P5">d.FILEDNA </text:p>
      <text:p text:style-name="P5"/>
      <text:p text:style-name="P5">Co to jest ekspresja genu? (1 punkt) </text:p>
      <text:p text:style-name="P5">a.Proces kopiowania DNA do mRNA. </text:p>
      <text:p text:style-name="P5">b.Proces zmiany sekwencji DNA w komórce. </text:p>
      <text:p text:style-name="P5">c.Proces eliminacji uszkodzonego DNA z komórki. </text:p>
      <text:p text:style-name="P3">d.Proces, w którym informacja genetyczna jest używana do produkcji białek. </text:p>
      <text:p text:style-name="P3"/>
      <text:p text:style-name="P5"/>
      <text:p text:style-name="P5"/>
      <text:p text:style-name="P5"/>
      <text:p text:style-name="P5"><text:soft-page-break/>Dlaczego metoda Sangera jest uważana za ważny krok w rozwoju bioinformatyki? (1 punkt) </text:p>
      <text:p text:style-name="P5">a.Zredukowała koszty badań genetycznych do minimum. </text:p>
      <text:p text:style-name="P5">b.Zastąpiła wszystkie inne metody biologiczne. </text:p>
      <text:p text:style-name="P5">c.Umożliwiła szybkie odkrywanie nowych genów. </text:p>
      <text:p text:style-name="P3">d.Spowodowała rozwój oprogramowania i algorytmów do analizy sekwencji DNA. </text:p>
      <text:p text:style-name="P3"/>
      <text:p text:style-name="P5">Dlaczego metoda Sangera jest uważana za ważny krok w rozwoju bioinformatyki? (1 punkt) </text:p>
      <text:p text:style-name="P5">a.Zredukowała koszty badań genetycznych do minimum. </text:p>
      <text:p text:style-name="P5">b.Zastąpiła wszystkie inne metody biologiczne. </text:p>
      <text:p text:style-name="P5">c.Umożliwiła szybkie odkrywanie nowych genów. </text:p>
      <text:p text:style-name="P3">d.Spowodowała rozwój oprogramowania i algorytmów do analizy sekwencji DNA. </text:p>
      <text:p text:style-name="P3"/>
      <text:p text:style-name="P5">Co to jest bioinformatyka? (1 punkt) </text:p>
      <text:p text:style-name="P5"><text:span text:style-name="T1">a.Interdyscyplinarna dziedzina naukowa łącząca biologię, informatykę, matematykę, i statystykę do analizy i interpretacji danych biologicznych. </text:span>b.Gałąź ekologii zajmująca się modelowaniem rozprzestrzeniania się gatunków w środowisku naturalnym. </text:p>
      <text:p text:style-name="P5">c.Specjalizacja informatyki skupiająca się na tworzeniu oprogramowania dla przemysłu farmaceutycznego. </text:p>
      <text:p text:style-name="P5">d.Dziedzina nauki zajmująca się badaniem procesów chemicznych w organizmach żywych. </text:p>
      <text:p text:style-name="P3"/>
      <text:p text:style-name="P5">Który z poniższych procesów NIE jest bezpośrednio związany z DNA? (1 punkt) </text:p>
      <text:p text:style-name="P5">a.Rekombinacja genetyczna </text:p>
      <text:p text:style-name="P5">b.Replikacja </text:p>
      <text:p text:style-name="P5"><text:span text:style-name="T1">c.Translacja</text:span> </text:p>
      <text:p text:style-name="P5">d.Transkrypcja </text:p>
      <text:p text:style-name="P5"/>
      <text:p text:style-name="P5">Co to jest DNA? (1 punkt) </text:p>
      <text:p text:style-name="P5">a.Białko odpowiedzialne za transport tlenu we krwi. </text:p>
      <text:p text:style-name="P5">b.Cząsteczka odpowiedzialna za katalizowanie reakcji chemicznych w komórce. </text:p>
      <text:p text:style-name="P5">c.Wielocukier przechowujący energię w komórkach roślin. </text:p>
      <text:p text:style-name="P3">d.Cząsteczka przenosząca informację genetyczną w komórkach. </text:p>
      <text:p text:style-name="P3"/>
      <text:p text:style-name="P5">Co to jest sekwencjonowanie DNA? (1 punkt) </text:p>
      <text:p text:style-name="P5">a.Metoda analizy strukturalnej białek. </text:p>
      <text:p text:style-name="P5">b.Proces klonowania genów w organizmach. </text:p>
      <text:p text:style-name="P5">c.Technika edycji genów za pomocą CRISPR. </text:p>
      <text:p text:style-name="P3">d.Proces określania kolejności nukleotydów w DNA </text:p>
      <text:p text:style-name="P3"/>
      <text:p text:style-name="P5">Co to jest kodon? (1 punkt) </text:p>
      <text:p text:style-name="P5">a.Typ białka odpowiedzialnego za replikację DNA. </text:p>
      <text:p text:style-name="P5">b.Fragment RNA interferencyjnego odpowiedzialny za degradację mRNA. </text:p>
      <text:p text:style-name="P3">c.Sekwencja trzech nukleotydów w DNA kodująca aminokwas. </text:p>
      <text:p text:style-name="P5">d.Sekwencja dwóch nukleotydów w DNA określająca początek transkrypcji. </text:p>
      <text:p text:style-name="P5"/>
      <text:p text:style-name="P5">Które z poniższych stwierdzeń najlepiej opisuje bioinformatykę? (1 punkt) </text:p>
      <text:p text:style-name="P5">a.Dziedzina biologii zajmująca się klasyfikacją organizmów. </text:p>
      <text:p text:style-name="P5">b.Specjalizacja w medycynie zajmująca się projektowaniem nowych leków. </text:p>
      <text:p text:style-name="P3">c. Interdyscyplinarna dziedzina nauki łącząca biologię, informatykę, matematykę i technologie informacyjne do analizy i interpretacji danych biologicznych.</text:p>
      <text:p text:style-name="P5">d.Nauka o komputerowym modelowaniu systemów ekologicznych. </text:p>
      <text:p text:style-name="P5"/>
      <text:p text:style-name="P5">Jaka jest główna różnica między metadanymi a danymi w kontekście bioinformatycznym? (1 punkt) </text:p>
      <text:p text:style-name="P5">a.Metadane to alternatywna nazwa danych genetycznych. </text:p>
      <text:p text:style-name="P5">b.Metadane to dane numeryczne, podczas gdy dane to informacje tekstowe. </text:p>
      <text:p text:style-name="P5">c.Metadane to dane z sekwencjonowania nowej generacji, a dane to te z sekwencjonowania metodą Sangera. </text:p>
      <text:p text:style-name="P3">d.Metadane to dane opisujące kontekst, źródło i warunki, w jakich zostały zebrane dane. </text:p>
      <text:p text:style-name="P3"/>
      <text:p text:style-name="P5">Jak Human Genome Project wpłynął na rozwój bioinformatyki? (1 punkt) </text:p>
      <text:p text:style-name="P5">a.Zmniejszył zainteresowanie analizą danych biologicznych. </text:p>
      <text:p text:style-name="P5">b.Ograniczył rozwój metod sekwencjonowania nowej generacji. </text:p>
      <text:p text:style-name="P5">c.Nie miał wpływu na rozwój bioinformatyki. </text:p>
      <text:p text:style-name="P3">d.Spowodował rozwój nowych algorytmów i oprogramowania do analizy sekwencji DNA. </text:p>
      <text:p text:style-name="P3"/>
      <text:p text:style-name="P5">Co to jest baza danych GenBank? (1 punkt) </text:p>
      <text:p text:style-name="P5">a.Baza danych zawierająca informacje o mutacjach genetycznych. </text:p>
      <text:p text:style-name="P3">b.Publiczna baza danych sekwencji nukleotydowych i ich białkowych tłumaczeń. </text:p>
      <text:p text:style-name="P5">c.Repozytorium danych o interakcjach białko-białko. </text:p>
      <text:p text:style-name="P5">d.Kolekcja danych o strukturze białek. </text:p>
      <text:p text:style-name="P3"/>
      <text:p text:style-name="P5">Jaki był główny cel Human Genome Project? (1 punkt) </text:p>
      <text:p text:style-name="P5">a.Zrozumienie mechanizmów chorób genetycznych. </text:p>
      <text:p text:style-name="P3">b.Określenie sekwencji nukleotydowej DNA w całym ludzkim genomie. </text:p>
      <text:p text:style-name="P5">c.Zidentyfikowanie wszystkich białek produkowanych przez ludzki organizm. </text:p>
      <text:p text:style-name="P5">d.Rozwój nowych metod terapii genowej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9:52:39.826000000</meta:creation-date>
    <dc:date>2024-12-14T20:16:05.391000000</dc:date>
    <meta:editing-duration>PT13M</meta:editing-duration>
    <meta:editing-cycles>1</meta:editing-cycles>
    <meta:document-statistic meta:table-count="0" meta:image-count="0" meta:object-count="0" meta:page-count="2" meta:paragraph-count="125" meta:word-count="816" meta:character-count="6695" meta:non-whitespace-character-count="5882"/>
    <meta:generator>LibreOffice/24.2.5.2$Windows_X86_64 LibreOffice_project/bffef4ea93e59bebbeaf7f431bb02b1a39ee8a59</meta:generator>
  </office:meta>
</office:document-meta>
</file>